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3" style:parent-style-name="Textbody" style:family="paragraph">
      <style:paragraph-properties fo:line-height="150%"/>
    </style:style>
    <style:style style:name="T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" style:parent-style-name="Textbody" style:family="paragraph">
      <style:paragraph-properties fo:line-height="150%"/>
    </style:style>
    <style:style style:name="T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7" style:parent-style-name="Textbody" style:family="paragraph">
      <style:paragraph-properties fo:line-height="150%"/>
    </style:style>
    <style:style style:name="T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</style:style>
    <style:style style:name="T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" style:parent-style-name="Textbody" style:family="paragraph">
      <style:paragraph-properties fo:line-height="150%"/>
    </style:style>
    <style:style style:name="T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" style:parent-style-name="Textbody" style:family="paragraph">
      <style:paragraph-properties fo:line-height="150%"/>
    </style:style>
    <style:style style:name="T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" style:parent-style-name="Textbody" style:family="paragraph">
      <style:paragraph-properties fo:line-height="150%"/>
    </style:style>
    <style:style style:name="T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Textbody" style:family="paragraph">
      <style:paragraph-properties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3" style:parent-style-name="Textbody" style:family="paragraph">
      <style:paragraph-properties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6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9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9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0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0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11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1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4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8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9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9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3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4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005CC5" style:letter-kerning="false" fo:font-size="9pt" style:font-size-asian="9pt" style:font-size-complex="9pt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21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1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18" style:parent-style-name="Textbody" style:family="paragraph">
      <style:paragraph-properties fo:line-height="150%"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219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20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23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3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3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42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5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2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6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language="en" fo:country="US" fo:hyphenate="true"/>
    </style:style>
    <style:style style:name="P257" style:parent-style-name="Textbody" style:family="paragraph">
      <style:paragraph-properties fo:line-height="150%"/>
      <style:text-properties fo:language="en" fo:country="US"/>
    </style:style>
    <style:style style:name="P258" style:parent-style-name="Textbody" style:family="paragraph">
      <style:paragraph-properties fo:line-height="150%"/>
      <style:text-properties fo:language="en" fo:country="US"/>
    </style:style>
    <style:style style:name="P259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0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1" style:parent-style-name="Textbody" style:family="paragraph">
      <style:paragraph-properties fo:line-height="150%" fo:text-indent="0.2916in"/>
    </style:style>
    <style:style style:name="T2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66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6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9" style:parent-style-name="Textbody" style:family="paragraph">
      <style:paragraph-properties fo:line-height="150%" fo:text-indent="0.2916in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T2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P275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6" style:parent-style-name="Textbody" style:family="paragraph">
      <style:paragraph-properties fo:line-height="150%" fo:text-indent="0.2916in"/>
    </style:style>
    <style:style style:name="T2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81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2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3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4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5" style:parent-style-name="Textbody" style:family="paragraph">
      <style:paragraph-properties fo:line-height="150%" fo:text-indent="0.2916in"/>
    </style:style>
    <style:style style:name="T2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88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9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0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1" style:parent-style-name="Textbody" style:family="paragraph">
      <style:paragraph-properties fo:line-height="150%" fo:text-indent="0.2916in"/>
    </style:style>
    <style:style style:name="T2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9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95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6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3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0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6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07" style:parent-style-name="Textbody" style:family="paragraph">
      <style:paragraph-properties fo:line-height="150%" fo:margin-left="0.2916in">
        <style:tab-stops/>
      </style:paragraph-properties>
    </style:style>
    <style:style style:name="T30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0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310" style:parent-style-name="Textbody" style:family="paragraph">
      <style:paragraph-properties fo:line-height="150%" fo:margin-left="0.2916in">
        <style:tab-stops/>
      </style:paragraph-properties>
    </style:style>
    <style:style style:name="T31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3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5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6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7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8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9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0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1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TableColumn323" style:family="table-column">
      <style:table-column-properties style:column-width="2.2284in"/>
    </style:style>
    <style:style style:name="TableColumn324" style:family="table-column">
      <style:table-column-properties style:column-width="2.2284in"/>
    </style:style>
    <style:style style:name="TableColumn325" style:family="table-column">
      <style:table-column-properties style:column-width="2.2291in"/>
    </style:style>
    <style:style style:name="Table322" style:family="table">
      <style:table-properties style:width="6.6861in" fo:margin-left="0in" table:align="lef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331" style:family="table-row">
      <style:table-row-properties/>
    </style:style>
    <style:style style:name="P33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44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345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346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2</text:p>
      <text:p text:style-name="P10">«Написание спецификаций и проведение тестирования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6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 разработки…………………………………………………...3</text:span></text:p>
            </text:list-item>
            <text:list-item>
              <text:p text:style-name="P33"><text:span text:style-name="T34">Технические требование к программе или программному изделию….4</text:span></text:p>
            </text:list-item>
            <text:list-item>
              <text:p text:style-name="P35"><text:span text:style-name="T36">Требования к программной документации……………………………...6</text:span></text:p>
            </text:list-item>
            <text:list-item>
              <text:p text:style-name="P37"><text:span text:style-name="T38">Технико-экономические показатели……………………………………..7</text:span></text:p>
            </text:list-item>
            <text:list-item>
              <text:p text:style-name="P39">Стадии и этапы разработки………………………………………………7</text:p>
            </text:list-item>
          </text:list>
        </text:list-item>
        <text:list-item>
          <text:p text:style-name="P40">Соглашение о требованиях…………………………………………………..8</text:p>
          <text:list text:continue-numbering="true">
            <text:list-item>
              <text:p text:style-name="P41"><text:span text:style-name="T42">Описание программного изделия………………………………………..8</text:span></text:p>
            </text:list-item>
            <text:list-item>
              <text:p text:style-name="P43"><text:span text:style-name="T44">Цели……………………………………………………………………….11</text:span></text:p>
            </text:list-item>
            <text:list-item>
              <text:p text:style-name="P45"><text:span text:style-name="T46">Стратегия…………………………………………………………………12</text:span></text:p>
            </text:list-item>
            <text:list-item>
              <text:p text:style-name="P47"><text:span text:style-name="T48">Используемые материалы……………………………………………….17</text:span></text:p>
            </text:list-item>
            <text:list-item>
              <text:p text:style-name="P49"><text:span text:style-name="T50">Передача заказчику и ввод в действие………………………………….17</text:span></text:p>
            </text:list-item>
            <text:list-item>
              <text:p text:style-name="P51"><text:span text:style-name="T52">Тактика……………………………………………………………………18</text:span></text:p>
            </text:list-item>
            <text:list-item>
              <text:p text:style-name="P53"><text:span text:style-name="T54">Извещение об изменении календарных сроков………………………...21</text:span></text:p>
            </text:list-item>
          </text:list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1 Спецификации</text:p>
      <text:list text:style-name="LFO2" text:continue-numbering="true">
        <text:list-item>
          <text:list>
            <text:list-item>
              <text:p text:style-name="P62">Внешняя спецификация</text:p>
            </text:list-item>
          </text:list>
        </text:list-item>
      </text:list>
      <text:p text:style-name="P63"><text:span text:style-name="T64">def</text:span><text:span text:style-name="T65"><text:s/></text:span><text:span text:style-name="T66">migrate</text:span><text:span text:style-name="T67">():</text:span></text:p>
      <text:p text:style-name="P68"><text:span text:style-name="T69"><text:s text:c="4"/></text:span><text:span text:style-name="T70">"""</text:span></text:p>
      <text:p text:style-name="P71"><text:span text:style-name="T72"><text:s text:c="4"/>Скрипт для выполнения миграции абонентов АТС в формат<text:s/></text:span><text:span text:style-name="T73">IMS</text:span><text:span text:style-name="T74">.</text:span></text:p>
      <text:p text:style-name="P75"><text:span text:style-name="T76"><text:s text:c="4"/>"""</text:span></text:p>
      <text:p text:style-name="P77"><text:s text:c="4"/># Контектсный менеджер формирующий объект конфигурации и</text:p>
      <text:p text:style-name="P78"><text:span text:style-name="T79"><text:s text:c="4"/># управления исключениями</text:span></text:p>
      <text:p text:style-name="P80"><text:span text:style-name="T81"><text:s text:c="4"/></text:span><text:span text:style-name="T82">with</text:span><text:span text:style-name="T83"><text:s/></text:span><text:span text:style-name="T84">Parser</text:span><text:span text:style-name="T85">.</text:span><text:span text:style-name="T86">run</text:span><text:span text:style-name="T87">_</text:span><text:span text:style-name="T88">migrate</text:span><text:span text:style-name="T89">()</text:span><text:span text:style-name="T90"><text:s/></text:span><text:span text:style-name="T91">as</text:span><text:span text:style-name="T92"><text:s/></text:span><text:span text:style-name="T93">conf</text:span><text:span text:style-name="T94">:</text:span></text:p>
      <text:p text:style-name="P95"><text:span text:style-name="T96"><text:tab/><text:s/></text:span><text:span text:style-name="T97"># инициировать конфиг</text:span></text:p>
      <text:p text:style-name="P98"><text:span text:style-name="T99"><text:s text:c="8"/></text:span><text:span text:style-name="T100">conf</text:span><text:span text:style-name="T101">.</text:span><text:span text:style-name="T102">init</text:span><text:span text:style-name="T103">_</text:span><text:span text:style-name="T104">config</text:span><text:span text:style-name="T105">()</text:span></text:p>
      <text:p text:style-name="P106"><text:span text:style-name="T107"><text:tab/><text:s/></text:span><text:span text:style-name="T108"># подготовить хранилище для обработанных данных</text:span></text:p>
      <text:p text:style-name="P109"><text:span text:style-name="T110"><text:s text:c="8"/></text:span><text:span text:style-name="T111">data</text:span><text:span text:style-name="T112"><text:s/></text:span><text:span text:style-name="T113">=</text:span><text:span text:style-name="T114"><text:s/>[]<text:s/></text:span></text:p>
      <text:p text:style-name="P115"><text:tab/><text:s/># выполнить обработку данных согласно типу АТС</text:p>
      <text:p text:style-name="P116"><text:span text:style-name="T117"><text:s text:c="8"/></text:span><text:span text:style-name="T118">if</text:span><text:span text:style-name="T119"><text:s/></text:span><text:span text:style-name="T120">conf.node<text:s/></text:span><text:span text:style-name="T121">==</text:span><text:span text:style-name="T122"><text:s/></text:span><text:span text:style-name="T123">"mt20"</text:span><text:span text:style-name="T124">:</text:span></text:p>
      <text:p text:style-name="P125"><text:span text:style-name="T126"><text:s text:c="12"/>data<text:s/></text:span><text:span text:style-name="T127">=</text:span><text:span text:style-name="T128"><text:s/></text:span><text:span text:style-name="T129">MT20.migrate(conf)</text:span></text:p>
      <text:p text:style-name="P130"/>
      <text:p text:style-name="P131"><text:span text:style-name="T132"><text:s text:c="8"/></text:span><text:span text:style-name="T133">if</text:span><text:span text:style-name="T134"><text:s/>conf.node<text:s/></text:span><text:span text:style-name="T135">==</text:span><text:span text:style-name="T136"><text:s/></text:span><text:span text:style-name="T137">"vocaltec"</text:span><text:span text:style-name="T138">:</text:span></text:p>
      <text:p text:style-name="P139"><text:span text:style-name="T140"><text:s text:c="12"/>data<text:s/></text:span><text:span text:style-name="T141">=</text:span><text:span text:style-name="T142"><text:s/></text:span><text:span text:style-name="T143">Vocaltec.migrate(conf)</text:span></text:p>
      <text:p text:style-name="P144"/>
      <text:p text:style-name="P145"><text:span text:style-name="T146"><text:s text:c="8"/></text:span><text:span text:style-name="T147">if</text:span><text:span text:style-name="T148"><text:s/>conf.node<text:s/></text:span><text:span text:style-name="T149">==</text:span><text:span text:style-name="T150"><text:s/></text:span><text:span text:style-name="T151">"nortell"</text:span><text:span text:style-name="T152">:</text:span></text:p>
      <text:p text:style-name="P153"><text:span text:style-name="T154"><text:s text:c="12"/>data<text:s/></text:span><text:span text:style-name="T155">=</text:span><text:span text:style-name="T156"><text:s/></text:span><text:span text:style-name="T157">Nortell.migrate(conf)</text:span></text:p>
      <text:p text:style-name="P158"/>
      <text:p text:style-name="P159"><text:span text:style-name="T160"><text:s text:c="8"/></text:span><text:span text:style-name="T161">if</text:span><text:span text:style-name="T162"><text:s/>conf.node<text:s/></text:span><text:span text:style-name="T163">==</text:span><text:span text:style-name="T164"><text:s/></text:span><text:span text:style-name="T165">'argus'</text:span><text:span text:style-name="T166">:</text:span></text:p>
      <text:p text:style-name="P167"><text:span text:style-name="T168"><text:s text:c="12"/>data<text:s/></text:span><text:span text:style-name="T169">=</text:span><text:span text:style-name="T170"><text:s/></text:span><text:span text:style-name="T171">Argus.migrate(conf)</text:span></text:p>
      <text:p text:style-name="P172"/>
      <text:p text:style-name="P173"><text:span text:style-name="T174"><text:s text:c="8"/></text:span><text:span text:style-name="T175">if</text:span><text:span text:style-name="T176"><text:s/>conf.node<text:s/></text:span><text:span text:style-name="T177">==</text:span><text:span text:style-name="T178"><text:s/></text:span><text:span text:style-name="T179">'axe-irkutsk'</text:span><text:span text:style-name="T180">:</text:span></text:p>
      <text:p text:style-name="P181"><text:span text:style-name="T182"><text:s text:c="12"/>data</text:span><text:span text:style-name="T183"><text:s/></text:span><text:span text:style-name="T184">=</text:span><text:span text:style-name="T185"><text:s/></text:span><text:span text:style-name="T186">AXEIrk</text:span><text:span text:style-name="T187">.</text:span><text:span text:style-name="T188">migrate</text:span><text:span text:style-name="T189">(</text:span><text:span text:style-name="T190">conf</text:span><text:span text:style-name="T191">)</text:span></text:p>
      <text:p text:style-name="P192"><text:span text:style-name="T193"><text:tab/><text:s/></text:span><text:span text:style-name="T194"># Сформировать выходные данные в формате vIMS</text:span></text:p>
      <text:p text:style-name="P195"><text:span text:style-name="T196"><text:s text:c="8"/></text:span><text:span text:style-name="T197">if</text:span><text:span text:style-name="T198"><text:s/>data:</text:span></text:p>
      <text:p text:style-name="P199"><text:span text:style-name="T200"><text:s text:c="12"/></text:span><text:span text:style-name="T201">working_data(data, conf)</text:span></text:p>
      <text:p text:style-name="P202"><text:s text:c="12"/></text:p>
      <text:p text:style-name="P203"/>
      <text:p text:style-name="P204"/>
      <text:p text:style-name="P205"><text:span text:style-name="T206">if</text:span><text:span text:style-name="T207"><text:s/></text:span><text:span text:style-name="T208">__name__</text:span><text:span text:style-name="T209"><text:s/></text:span><text:span text:style-name="T210">==</text:span><text:span text:style-name="T211"><text:s/></text:span><text:span text:style-name="T212">"__main__"</text:span><text:span text:style-name="T213">:</text:span></text:p>
      <text:p text:style-name="P214"><text:span text:style-name="T215"><text:s text:c="4"/></text:span><text:span text:style-name="T216">migrate()</text:span></text:p>
      <text:p text:style-name="P217"/>
      <text:p text:style-name="P218"/>
      <text:list text:style-name="LFO2" text:continue-numbering="true">
        <text:list-item>
          <text:list>
            <text:list-item>
              <text:p text:style-name="P219">Внутренняя спецификация</text:p>
            </text:list-item>
          </text:list>
        </text:list-item>
      </text:list>
      <text:p text:style-name="P220"># Контектсный менеджер формирующий объект конфигурации и</text:p>
      <text:p text:style-name="P221"><text:span text:style-name="T222"><text:s text:c="4"/># управления исключениями</text:span></text:p>
      <text:p text:style-name="P223"><text:span text:style-name="T224">Procedure</text:span><text:span text:style-name="T225"><text:s/></text:span><text:span text:style-name="T226">Parser</text:span><text:span text:style-name="T227">.</text:span><text:span text:style-name="T228">run</text:span><text:span text:style-name="T229">_</text:span><text:span text:style-name="T230">migrate</text:span><text:span text:style-name="T231">()</text:span></text:p>
      <text:p text:style-name="P232"><text:span text:style-name="T233"><text:s text:c="4"/></text:span><text:span text:style-name="T234">#<text:s/></text:span><text:span text:style-name="T235">инициировать</text:span><text:span text:style-name="T236"><text:s/></text:span><text:span text:style-name="T237">конфиг</text:span></text:p>
      <text:p text:style-name="P238"><text:span text:style-name="T239"><text:s text:c="4"/>Procedure<text:s/></text:span><text:span text:style-name="T240">conf.init_config()</text:span></text:p>
      <text:p text:style-name="P241"># выполнить обработку<text:s/>данных согласно типу АТС</text:p>
      <text:p text:style-name="P242"><text:span text:style-name="T243">Procedure</text:span><text:span text:style-name="T244"><text:s/></text:span><text:span text:style-name="T245">MT</text:span><text:span text:style-name="T246">20.</text:span><text:span text:style-name="T247">migrate</text:span><text:span text:style-name="T248">(</text:span><text:span text:style-name="T249">conf</text:span><text:span text:style-name="T250">)</text:span></text:p>
      <text:p text:style-name="P251"># Сформировать выходные данные в формате vIMS</text:p>
      <text:p text:style-name="P252"><text:span text:style-name="T253">Procedure</text:span><text:span text:style-name="T254"><text:s/></text:span><text:span text:style-name="T255">working_data(data, conf)</text:span></text:p>
      <text:p text:style-name="P256"/>
      <text:p text:style-name="P257"/>
      <text:p text:style-name="P258"/>
      <text:soft-page-break/>
      <text:p text:style-name="P259">2 Тестирование</text:p>
      <text:p text:style-name="P260">2.1 Общие принципы тестирования</text:p>
      <text:p text:style-name="P261"><text:span text:style-name="T262">Для проведения тестирования программы «</text:span><text:span text:style-name="T263">MigrateIMS</text:span><text:span text:style-name="T264">» выполняется<text:s/></text:span><text:span text:style-name="T265">системное тестирование</text:span></text:p>
      <text:p text:style-name="P266">2.2 Организация испытаний программных изделий</text:p>
      <text:p text:style-name="P267">Организация испытаний программного изделия преследует цель установления факта наличия/отсутствия ошибок и расхождения между истинными свойствами программного изделия и его спецификациями.<text:s/></text:p>
      <text:p text:style-name="P268">2.3 Виды испытаний программного изделия. Стадии испытаний</text:p>
      <text:p text:style-name="P269"><text:span text:style-name="T270">Для<text:s/></text:span><text:span text:style-name="T271">проверки правильности работы программы выбран класс<text:s/></text:span><text:span text:style-name="T272">B</text:span><text:span text:style-name="T273"><text:s/>(</text:span><text:span text:style-name="T274">тестирование после разработки).</text:span></text:p>
      <text:p text:style-name="P275">2.4 Режимы испытаний программ</text:p>
      <text:p text:style-name="P276"><text:span text:style-name="T277">Тестирование будет выполняться в режиме<text:s/></text:span><text:span text:style-name="T278">II</text:span><text:span text:style-name="T279"><text:s/>(</text:span><text:span text:style-name="T280">выполняется разработчиком).</text:span></text:p>
      <text:p text:style-name="P281">2.5 Категории испытания программного изделия</text:p>
      <text:p text:style-name="P282">Категория испытаний программного изделия – Аттестация.<text:s/></text:p>
      <text:p text:style-name="P283">2.6 Технология тестирования, классы эквивалентности</text:p>
      <text:p text:style-name="P284">2.6.1 Варианты использования</text:p>
      <text:p text:style-name="P285"><text:span text:style-name="T286">Сценарий использования:<text:s/></text:span><text:span text:style-name="T287">Выполнить конвертирование.</text:span></text:p>
      <text:p text:style-name="P288">Основное действующее лицо:<text:s/>Оператор, Конвертер</text:p>
      <text:p text:style-name="P289">Цель: Получить исходные данные номеров в новом формате.</text:p>
      <text:p text:style-name="P290">Уровень: Обобщенный.</text:p>
      <text:p text:style-name="P291"><text:span text:style-name="T292">Область действия: Программа<text:s/></text:span><text:span text:style-name="T293">MigrateIMS</text:span><text:span text:style-name="T294">.</text:span></text:p>
      <text:p text:style-name="P295"/>
      <text:p text:style-name="P296"/>
      <text:soft-page-break/>
      <text:p text:style-name="P297">Основной сценарий:</text:p>
      <text:list text:style-name="LFO3" text:continue-numbering="true">
        <text:list-item>
          <text:p text:style-name="P298">Оператор запускает конвертер с необходимыми аргументами.</text:p>
        </text:list-item>
        <text:list-item>
          <text:p text:style-name="P299"><text:s/>Конвертер, обрабатывает аргументы</text:p>
        </text:list-item>
        <text:list-item>
          <text:p text:style-name="P300">Конвертер выполняет обработку данных по выбранному сценарию.</text:p>
        </text:list-item>
        <text:list-item>
          <text:p text:style-name="P301">Конвертер формирует выходные данные.</text:p>
        </text:list-item>
        <text:list-item>
          <text:p text:style-name="P302">Конвертер информирует оператора о завершении работы.</text:p>
        </text:list-item>
      </text:list>
      <text:p text:style-name="P303">Расширения:</text:p>
      <text:list text:style-name="LFO4" text:continue-numbering="true">
        <text:list-item>
          <text:list>
            <text:list-item>
              <text:p text:style-name="P304">Оператор запускает конвертер без аргументов.</text:p>
            </text:list-item>
            <text:list-item>
              <text:p text:style-name="P305">Оператор запускает конвертер с<text:s/>некорректным набором аргументов</text:p>
            </text:list-item>
          </text:list>
        </text:list-item>
      </text:list>
      <text:p text:style-name="P306">2.1 Главный конфигурационный файл не доступен по указанному пути.</text:p>
      <text:p text:style-name="P307"><text:span text:style-name="T308">2.1. Главный конфигурационный файл не имеет ожидаемый формат<text:s/></text:span><text:span text:style-name="T309">json</text:span></text:p>
      <text:p text:style-name="P310"><text:span text:style-name="T311">2.2<text:s/></text:span><text:span text:style-name="T312">Структура главного конфигурационного файла не соответствует ожидаемому формату<text:s/></text:span><text:span text:style-name="T313">json</text:span><text:span text:style-name="T314">.</text:span></text:p>
      <text:p text:style-name="P315">2.3<text:s/>Атрибуты главного конфигурационного файла содержат недоступные для чтения файлов ссылки.</text:p>
      <text:p text:style-name="P316">2.3. Файлы, указанные в атрибутах главного конфигурационного файла, имеют формат, не соответствующий указанному расширению.</text:p>
      <text:p text:style-name="P317">3.1. В процессе конвертирования данных происходит ошибка обработки данных/конфигов.</text:p>
      <text:p text:style-name="P318">4.1 В процессе формирования выходных данных происходит ошибка обработки данных/конфигов.</text:p>
      <text:p text:style-name="P319">4.2 Конвертер на может сохранить выходные данные в файл.</text:p>
      <text:p text:style-name="P320"><text:s/></text:p>
      <text:p text:style-name="P321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 table:number-rows-spanned="2">
            <text:soft-page-break/>
            <text:p text:style-name="P328">Входные условия</text:p>
          </table:table-cell>
          <table:table-cell table:style-name="TableCell329" table:number-columns-spanned="2">
            <text:p text:style-name="P330">Классы эквивалентности</text:p>
          </table:table-cell>
          <table:covered-table-cell/>
        </table:table-row>
        <table:table-row table:style-name="TableRow331">
          <table:covered-table-cell>
            <text:p text:style-name="P332"/>
          </table:covered-table-cell>
          <table:table-cell table:style-name="TableCell333">
            <text:p text:style-name="P334">Правильные</text:p>
          </table:table-cell>
          <table:table-cell table:style-name="TableCell335">
            <text:p text:style-name="P336">Неправильные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</table:table>
      <text:p text:style-name="P344"/>
      <text:p text:style-name="P345">2.7 Построение тестов</text:p>
      <text:p text:style-name="P3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Liberation Serif" style:font-name-asian="Noto Sans CJK SC Regular" style:font-name-complex="Lohit Devanaga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5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benshchikov Oleg</meta:initial-creator>
    <dc:creator>Bubenshchikov Oleg</dc:creator>
    <meta:creation-date>2018-12-06T02:40:00Z</meta:creation-date>
    <dc:date>2018-12-17T03:58:00Z</dc:date>
    <meta:template xlink:href="Normal.dotm" xlink:type="simple"/>
    <meta:editing-cycles>8</meta:editing-cycles>
    <meta:editing-duration>PT8880S</meta:editing-duration>
    <meta:document-statistic meta:page-count="6" meta:paragraph-count="9" meta:word-count="709" meta:character-count="4746" meta:row-count="33" meta:non-whitespace-character-count="4046"/>
  </office:meta>
</office:document-meta>
</file>